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SanL-Regu" svg:font-family="NimbusSanL-Regu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e994" fo:border-left="1.5pt solid #000000" fo:border-right="1.5pt solid #000000" fo:border-top="1.5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order-bottom="none" fo:wrap-option="wrap" fo:border-left="1.5pt solid #000000" fo:border-right="1.5pt solid #000000" fo:border-top="none" style:vertical-align="middle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fo:wrap-option="wrap" fo:border-left="1.5pt solid #000000" fo:border-right="1.5pt solid #000000" fo:border-top="none" style:vertical-align="middle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order-bottom="none" fo:background-color="#b4c7dc" fo:border-left="1.5pt solid #000000" fo:border-right="1.5pt solid #000000" fo:border-top="1.5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none" fo:border-left="1.5pt solid #000000" fo:border-right="1.5pt solid #000000" fo:border-top="none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SanL-Regu" style:font-size-asian="12pt" style:language-asian="none" style:country-asian="none" style:font-style-asian="normal" style:font-weight-asian="normal" style:font-name-complex="NimbusSanL-Regu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transparent" fo:border-left="1.5pt solid #000000" fo:border-right="1.5pt solid #000000" fo:border-top="none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SanL-Regu" style:font-size-asian="12pt" style:language-asian="none" style:country-asian="none" style:font-style-asian="normal" style:font-weight-asian="normal" style:font-name-complex="NimbusSanL-Regu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1.5pt solid #000000" fo:border-right="1.5pt solid #000000" fo:border-top="none" style:vertical-align="middle"/>
      <style:text-properties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SanL-Regu" style:font-size-asian="12pt" style:language-asian="none" style:country-asian="none" style:font-style-asian="normal" style:font-weight-asian="normal" style:font-name-complex="NimbusSanL-Regu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5pt solid #000000" fo:border-left="1.5pt solid #000000" fo:border-right="1.5pt solid #000000" fo:border-top="none" style:vertical-align="middle"/>
      <style:text-properties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SanL-Regu" style:font-size-asian="12pt" style:language-asian="none" style:country-asian="none" style:font-style-asian="normal" style:font-weight-asian="normal" style:font-name-complex="NimbusSanL-Regu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9"/>
        <table:table-column table:style-name="co1" table:default-cell-style-name="ce11"/>
        <table:table-column table:style-name="co3" table:default-cell-style-name="ce9"/>
        <table:table-column table:style-name="co1" table:number-columns-repeated="16379" table:default-cell-style-name="ce9"/>
        <table:table-row table:style-name="ro1">
          <table:table-cell table:style-name="Default" table:number-columns-repeated="16384"/>
        </table:table-row>
        <table:table-row table:style-name="ro2">
          <table:table-cell table:style-name="ce1"/>
          <table:table-cell table:style-name="ce1" office:value-type="string" calcext:value-type="string">
            <text:p>Soundbank</text:p>
          </table:table-cell>
          <table:table-cell table:style-name="ce7"/>
          <table:table-cell table:style-name="ce10"/>
          <table:table-cell table:style-name="ce10" office:value-type="string" calcext:value-type="string">
            <text:p>Drumkit 1+2</text:p>
          </table:table-cell>
          <table:table-cell table:style-name="ce7" table:number-columns-repeated="16379"/>
        </table:table-row>
        <table:table-row table:style-name="ro2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Instrument</text:p>
          </table:table-cell>
          <table:table-cell table:style-name="ce8"/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Instrument</text:p>
          </table:table-cell>
          <table:table-cell table:style-name="ce7"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oustic Grand Piano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12" office:value-type="string" calcext:value-type="string">
            <text:p>High Q 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ight Acoustic Piano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12" office:value-type="string" calcext:value-type="string">
            <text:p>Slap 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lectric Grand Piano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12" office:value-type="string" calcext:value-type="string">
            <text:p>Scratch Push [EXC 7] 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onky-tonk Piano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12" office:value-type="string" calcext:value-type="string">
            <text:p>Scratch Pull [EXC 7] 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1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2" office:value-type="string" calcext:value-type="string">
            <text:p>Sticks 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lectric Piano 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12" office:value-type="string" calcext:value-type="string">
            <text:p>Square Click 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psichord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Metronome Click 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lavi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13" office:value-type="string" calcext:value-type="string">
            <text:p>Metronome Bell 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elesta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12" office:value-type="string" calcext:value-type="string">
            <text:p>Acoustic Bass Drum 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lockenspiel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12" office:value-type="string" calcext:value-type="string">
            <text:p>Bass Drum 1 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usic Box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12" office:value-type="string" calcext:value-type="string">
            <text:p>Side Stick </text:p>
          </table:table-cell>
          <table:table-cell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ibraphone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12" office:value-type="string" calcext:value-type="string">
            <text:p>Acoustic Snare </text:p>
          </table:table-cell>
          <table:table-cell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rimba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12" office:value-type="string" calcext:value-type="string">
            <text:p>Hand Clap </text:p>
          </table:table-cell>
          <table:table-cell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Xylophone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12" office:value-type="string" calcext:value-type="string">
            <text:p>Electric Snare </text:p>
          </table:table-cell>
          <table:table-cell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ubular Bells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2" office:value-type="string" calcext:value-type="string">
            <text:p>Low Floor Tom 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ulcimer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12" office:value-type="string" calcext:value-type="string">
            <text:p>Closed Hi-hat [EXC 1] 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rawbar Organ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14" office:value-type="string" calcext:value-type="string">
            <text:p>High Floor Tom </text:p>
          </table:table-cell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ercussive Organ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14" office:value-type="string" calcext:value-type="string">
            <text:p>Pedal Hi-hat [EXC 1] </text:p>
          </table:table-cell>
          <table:table-cell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ock Organ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14" office:value-type="string" calcext:value-type="string">
            <text:p>Low Tom 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hurch Organ</text:p>
          </table:table-cell>
          <table:table-cell/>
          <table:table-cell table:style-name="ce3" office:value-type="float" office:value="46" calcext:value-type="float">
            <text:p>46</text:p>
          </table:table-cell>
          <table:table-cell table:style-name="ce14" office:value-type="string" calcext:value-type="string">
            <text:p>Open Hi-hat [EXC 1]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eed Organ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14" office:value-type="string" calcext:value-type="string">
            <text:p>Low-Mid Tom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ccordion</text:p>
          </table:table-cell>
          <table:table-cell/>
          <table:table-cell table:style-name="ce3" office:value-type="float" office:value="48" calcext:value-type="float">
            <text:p>48</text:p>
          </table:table-cell>
          <table:table-cell table:style-name="ce14" office:value-type="string" calcext:value-type="string">
            <text:p>High Mid Tom 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armonica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14" office:value-type="string" calcext:value-type="string">
            <text:p>Crash Cymbal 1 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ango Accordion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14" office:value-type="string" calcext:value-type="string">
            <text:p>High Tom 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coustic Guitar(nylon)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4" office:value-type="string" calcext:value-type="string">
            <text:p>Ride Cymbal 1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coustic Guitar(steel)</text:p>
          </table:table-cell>
          <table:table-cell/>
          <table:table-cell table:style-name="ce3" office:value-type="float" office:value="52" calcext:value-type="float">
            <text:p>52</text:p>
          </table:table-cell>
          <table:table-cell table:style-name="ce14" office:value-type="string" calcext:value-type="string">
            <text:p>Chinese Cymbal 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lectric Guitar(jazz)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style-name="ce14" office:value-type="string" calcext:value-type="string">
            <text:p>Ride Bell </text:p>
          </table:table-cell>
          <table:table-cell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lectric Guitar(clean)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14" office:value-type="string" calcext:value-type="string">
            <text:p>Tambourine 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lectric Guitar(muted)</text:p>
          </table:table-cell>
          <table:table-cell/>
          <table:table-cell table:style-name="ce3" office:value-type="float" office:value="55" calcext:value-type="float">
            <text:p>55</text:p>
          </table:table-cell>
          <table:table-cell table:style-name="ce14" office:value-type="string" calcext:value-type="string">
            <text:p>Splash Cymbal </text:p>
          </table:table-cell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verdriven Guitar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 table:style-name="ce14" office:value-type="string" calcext:value-type="string">
            <text:p>Cowbell </text:p>
          </table:table-cell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istortion Guitar</text:p>
          </table:table-cell>
          <table:table-cell/>
          <table:table-cell table:style-name="ce3" office:value-type="float" office:value="57" calcext:value-type="float">
            <text:p>57</text:p>
          </table:table-cell>
          <table:table-cell table:style-name="ce14" office:value-type="string" calcext:value-type="string">
            <text:p>Crash Cymbal 2 </text:p>
          </table:table-cell>
          <table:table-cell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uitar Harmonics</text:p>
          </table:table-cell>
          <table:table-cell/>
          <table:table-cell table:style-name="ce3" office:value-type="float" office:value="58" calcext:value-type="float">
            <text:p>58</text:p>
          </table:table-cell>
          <table:table-cell table:style-name="ce14" office:value-type="string" calcext:value-type="string">
            <text:p>Vibra-slap </text:p>
          </table:table-cell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coustic Bass</text:p>
          </table:table-cell>
          <table:table-cell/>
          <table:table-cell table:style-name="ce3" office:value-type="float" office:value="59" calcext:value-type="float">
            <text:p>59</text:p>
          </table:table-cell>
          <table:table-cell table:style-name="ce14" office:value-type="string" calcext:value-type="string">
            <text:p>Ride Cymbal 2 </text:p>
          </table:table-cell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lectric Bass(finger)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High Bongo </text:p>
          </table:table-cell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Electric Bass (pick)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14" office:value-type="string" calcext:value-type="string">
            <text:p>Low Bongo 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retless Bass</text:p>
          </table:table-cell>
          <table:table-cell/>
          <table:table-cell table:style-name="ce3" office:value-type="float" office:value="62" calcext:value-type="float">
            <text:p>62</text:p>
          </table:table-cell>
          <table:table-cell table:style-name="ce14" office:value-type="string" calcext:value-type="string">
            <text:p>Mute Hi Conga 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lap Bass 1</text:p>
          </table:table-cell>
          <table:table-cell/>
          <table:table-cell table:style-name="ce3" office:value-type="float" office:value="63" calcext:value-type="float">
            <text:p>63</text:p>
          </table:table-cell>
          <table:table-cell table:style-name="ce14" office:value-type="string" calcext:value-type="string">
            <text:p>Open Hi Conga </text:p>
          </table:table-cell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lap Bass 2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14" office:value-type="string" calcext:value-type="string">
            <text:p>Low Conga </text:p>
          </table:table-cell>
          <table:table-cell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ynth Bass 1</text:p>
          </table:table-cell>
          <table:table-cell/>
          <table:table-cell table:style-name="ce3" office:value-type="float" office:value="65" calcext:value-type="float">
            <text:p>65</text:p>
          </table:table-cell>
          <table:table-cell table:style-name="ce14" office:value-type="string" calcext:value-type="string">
            <text:p>High Timbale </text:p>
          </table:table-cell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ynth Bass 2</text:p>
          </table:table-cell>
          <table:table-cell/>
          <table:table-cell table:style-name="ce3" office:value-type="float" office:value="66" calcext:value-type="float">
            <text:p>66</text:p>
          </table:table-cell>
          <table:table-cell table:style-name="ce14" office:value-type="string" calcext:value-type="string">
            <text:p>Low Timbale </text:p>
          </table:table-cell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iolin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14" office:value-type="string" calcext:value-type="string">
            <text:p>High Agogo </text:p>
          </table:table-cell>
          <table:table-cell table:number-columns-repeated="1637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iola</text:p>
          </table:table-cell>
          <table:table-cell/>
          <table:table-cell table:style-name="ce3" office:value-type="float" office:value="68" calcext:value-type="float">
            <text:p>68</text:p>
          </table:table-cell>
          <table:table-cell table:style-name="ce14" office:value-type="string" calcext:value-type="string">
            <text:p>Low Agogo </text:p>
          </table:table-cell>
          <table:table-cell table:number-columns-repeated="1637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ello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14" office:value-type="string" calcext:value-type="string">
            <text:p>Cabasa </text:p>
          </table:table-cell>
          <table:table-cell table:number-columns-repeated="1637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ontrabass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14" office:value-type="string" calcext:value-type="string">
            <text:p>Maracas </text:p>
          </table:table-cell>
          <table:table-cell table:number-columns-repeated="1637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remolo Strings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14" office:value-type="string" calcext:value-type="string">
            <text:p>Short Whistle [EXC 2] </text:p>
          </table:table-cell>
          <table:table-cell table:number-columns-repeated="1637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izzicato Strings</text:p>
          </table:table-cell>
          <table:table-cell/>
          <table:table-cell table:style-name="ce3" office:value-type="float" office:value="72" calcext:value-type="float">
            <text:p>72</text:p>
          </table:table-cell>
          <table:table-cell table:style-name="ce14" office:value-type="string" calcext:value-type="string">
            <text:p>Long Whistle [EXC 2]</text:p>
          </table:table-cell>
          <table:table-cell table:number-columns-repeated="1637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Orchestral Harp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14" office:value-type="string" calcext:value-type="string">
            <text:p>Short Guiro [EXC 3]</text:p>
          </table:table-cell>
          <table:table-cell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impani</text:p>
          </table:table-cell>
          <table:table-cell/>
          <table:table-cell table:style-name="ce3" office:value-type="float" office:value="74" calcext:value-type="float">
            <text:p>74</text:p>
          </table:table-cell>
          <table:table-cell table:style-name="ce14" office:value-type="string" calcext:value-type="string">
            <text:p>Long Guiro [EXC 3]</text:p>
          </table:table-cell>
          <table:table-cell table:number-columns-repeated="1637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s 1</text:p>
          </table:table-cell>
          <table:table-cell/>
          <table:table-cell table:style-name="ce3" office:value-type="float" office:value="75" calcext:value-type="float">
            <text:p>75</text:p>
          </table:table-cell>
          <table:table-cell table:style-name="ce14" office:value-type="string" calcext:value-type="string">
            <text:p>Claves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tring Ensembles 2</text:p>
          </table:table-cell>
          <table:table-cell/>
          <table:table-cell table:style-name="ce3" office:value-type="float" office:value="76" calcext:value-type="float">
            <text:p>76</text:p>
          </table:table-cell>
          <table:table-cell table:style-name="ce14" office:value-type="string" calcext:value-type="string">
            <text:p>Hi Wood Block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1</text:p>
          </table:table-cell>
          <table:table-cell/>
          <table:table-cell table:style-name="ce3" office:value-type="float" office:value="77" calcext:value-type="float">
            <text:p>77</text:p>
          </table:table-cell>
          <table:table-cell table:style-name="ce14" office:value-type="string" calcext:value-type="string">
            <text:p>Low Wood Block</text:p>
          </table:table-cell>
          <table:table-cell table:number-columns-repeated="1637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ynth Strings 2</text:p>
          </table:table-cell>
          <table:table-cell/>
          <table:table-cell table:style-name="ce3" office:value-type="float" office:value="78" calcext:value-type="float">
            <text:p>78</text:p>
          </table:table-cell>
          <table:table-cell table:style-name="ce14" office:value-type="string" calcext:value-type="string">
            <text:p>Mute Cuica [EXC 4]</text:p>
          </table:table-cell>
          <table:table-cell table:number-columns-repeated="1637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hoir Aahs</text:p>
          </table:table-cell>
          <table:table-cell/>
          <table:table-cell table:style-name="ce3" office:value-type="float" office:value="79" calcext:value-type="float">
            <text:p>79</text:p>
          </table:table-cell>
          <table:table-cell table:style-name="ce14" office:value-type="string" calcext:value-type="string">
            <text:p>Open Cuica [EXC 4]</text:p>
          </table:table-cell>
          <table:table-cell table:number-columns-repeated="1637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oice Oohs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14" office:value-type="string" calcext:value-type="string">
            <text:p>Mute Triangle [EXC 5]</text:p>
          </table:table-cell>
          <table:table-cell table:number-columns-repeated="1637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ynth Voice</text:p>
          </table:table-cell>
          <table:table-cell/>
          <table:table-cell table:style-name="ce3" office:value-type="float" office:value="81" calcext:value-type="float">
            <text:p>81</text:p>
          </table:table-cell>
          <table:table-cell table:style-name="ce14" office:value-type="string" calcext:value-type="string">
            <text:p>Open Triangle [EXC 5]</text:p>
          </table:table-cell>
          <table:table-cell table:number-columns-repeated="1637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rchestra Hit</text:p>
          </table:table-cell>
          <table:table-cell/>
          <table:table-cell table:style-name="ce3" office:value-type="float" office:value="82" calcext:value-type="float">
            <text:p>82</text:p>
          </table:table-cell>
          <table:table-cell table:style-name="ce14" office:value-type="string" calcext:value-type="string">
            <text:p>Shaker</text:p>
          </table:table-cell>
          <table:table-cell table:number-columns-repeated="1637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Trumpet</text:p>
          </table:table-cell>
          <table:table-cell/>
          <table:table-cell table:style-name="ce3" office:value-type="float" office:value="83" calcext:value-type="float">
            <text:p>83</text:p>
          </table:table-cell>
          <table:table-cell table:style-name="ce14" office:value-type="string" calcext:value-type="string">
            <text:p>Jingle bell</text:p>
          </table:table-cell>
          <table:table-cell table:number-columns-repeated="1637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14" office:value-type="string" calcext:value-type="string">
            <text:p>Bell tree</text:p>
          </table:table-cell>
          <table:table-cell table:number-columns-repeated="1637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Tuba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14" office:value-type="string" calcext:value-type="string">
            <text:p>Castanets</text:p>
          </table:table-cell>
          <table:table-cell table:number-columns-repeated="1637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uted Trumpet</text:p>
          </table:table-cell>
          <table:table-cell/>
          <table:table-cell table:style-name="ce3" office:value-type="float" office:value="86" calcext:value-type="float">
            <text:p>86</text:p>
          </table:table-cell>
          <table:table-cell table:style-name="ce14" office:value-type="string" calcext:value-type="string">
            <text:p>Mute Surdo [EXC 6]</text:p>
          </table:table-cell>
          <table:table-cell table:number-columns-repeated="1637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rench Horn</text:p>
          </table:table-cell>
          <table:table-cell/>
          <table:table-cell table:style-name="ce4" office:value-type="float" office:value="87" calcext:value-type="float">
            <text:p>87</text:p>
          </table:table-cell>
          <table:table-cell table:style-name="ce15" office:value-type="string" calcext:value-type="string">
            <text:p>Open Surdo [EXC 6]</text:p>
          </table:table-cell>
          <table:table-cell table:number-columns-repeated="1637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Brass Section</text:p>
          </table:table-cell>
          <table:table-cell table:number-columns-repeated="1638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1</text:p>
          </table:table-cell>
          <table:table-cell table:number-columns-repeated="1638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Synth Brass 2</text:p>
          </table:table-cell>
          <table:table-cell table:number-columns-repeated="1638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Soprano Sax</text:p>
          </table:table-cell>
          <table:table-cell table:number-columns-repeated="1638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Alto Sax</text:p>
          </table:table-cell>
          <table:table-cell table:number-columns-repeated="1638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Tenor Sax</text:p>
          </table:table-cell>
          <table:table-cell table:number-columns-repeated="1638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aritone Sax</text:p>
          </table:table-cell>
          <table:table-cell table:number-columns-repeated="1638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boe</text:p>
          </table:table-cell>
          <table:table-cell table:number-columns-repeated="1638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English Horn</text:p>
          </table:table-cell>
          <table:table-cell table:number-columns-repeated="1638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Bassoon</text:p>
          </table:table-cell>
          <table:table-cell table:number-columns-repeated="1638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larinet</text:p>
          </table:table-cell>
          <table:table-cell table:number-columns-repeated="1638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iccolo</text:p>
          </table:table-cell>
          <table:table-cell table:number-columns-repeated="1638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lute</text:p>
          </table:table-cell>
          <table:table-cell table:number-columns-repeated="1638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ecorder</text:p>
          </table:table-cell>
          <table:table-cell table:number-columns-repeated="1638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an Flute</text:p>
          </table:table-cell>
          <table:table-cell table:number-columns-repeated="1638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lown Bottle</text:p>
          </table:table-cell>
          <table:table-cell table:number-columns-repeated="1638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Shakuhachi</text:p>
          </table:table-cell>
          <table:table-cell table:number-columns-repeated="1638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Whistle</text:p>
          </table:table-cell>
          <table:table-cell table:number-columns-repeated="1638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carina</text:p>
          </table:table-cell>
          <table:table-cell table:number-columns-repeated="1638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quare Lead (Lead 1)</text:p>
          </table:table-cell>
          <table:table-cell table:number-columns-repeated="1638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aw Lead (Lead)</text:p>
          </table:table-cell>
          <table:table-cell table:number-columns-repeated="1638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alliope Lead(Lead 3)</text:p>
          </table:table-cell>
          <table:table-cell table:number-columns-repeated="1638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hiff Lead (Lead 4)</text:p>
          </table:table-cell>
          <table:table-cell table:number-columns-repeated="1638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harang Lead (Lead 5)</text:p>
          </table:table-cell>
          <table:table-cell table:number-columns-repeated="1638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oice Lead (Lead 6)</text:p>
          </table:table-cell>
          <table:table-cell table:number-columns-repeated="1638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ifths Lead (Lead 7)</text:p>
          </table:table-cell>
          <table:table-cell table:number-columns-repeated="1638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Bass + Lead (Lead 8)</text:p>
          </table:table-cell>
          <table:table-cell table:number-columns-repeated="1638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ew Age (Pad 1)</text:p>
          </table:table-cell>
          <table:table-cell table:number-columns-repeated="1638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Warm Pad (Pad 2)</text:p>
          </table:table-cell>
          <table:table-cell table:number-columns-repeated="1638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olysynth (Pad 3)</text:p>
          </table:table-cell>
          <table:table-cell table:number-columns-repeated="1638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hoir (Pad 4)</text:p>
          </table:table-cell>
          <table:table-cell table:number-columns-repeated="1638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Bowed (Pad 5)</text:p>
          </table:table-cell>
          <table:table-cell table:number-columns-repeated="1638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etallic (Pad 6)</text:p>
          </table:table-cell>
          <table:table-cell table:number-columns-repeated="1638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Halo (Pad 7)</text:p>
          </table:table-cell>
          <table:table-cell table:number-columns-repeated="1638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Sweep (Pad 8)</text:p>
          </table:table-cell>
          <table:table-cell table:number-columns-repeated="1638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Rain (FX 1)</text:p>
          </table:table-cell>
          <table:table-cell table:number-columns-repeated="1638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Sound Track (FX 2)</text:p>
          </table:table-cell>
          <table:table-cell table:number-columns-repeated="1638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rystal (FX 3)</text:p>
          </table:table-cell>
          <table:table-cell table:number-columns-repeated="1638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Atmosphere (FX 4)</text:p>
          </table:table-cell>
          <table:table-cell table:number-columns-repeated="1638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Brightness (FX 5)</text:p>
          </table:table-cell>
          <table:table-cell table:number-columns-repeated="1638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Goblins (FX 6)</text:p>
          </table:table-cell>
          <table:table-cell table:number-columns-repeated="1638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Echoes (FX 7)</text:p>
          </table:table-cell>
          <table:table-cell table:number-columns-repeated="1638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Sci-fi (FX 8)</text:p>
          </table:table-cell>
          <table:table-cell table:number-columns-repeated="1638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table:number-columns-repeated="1638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table:number-columns-repeated="1638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Shamisen</text:p>
          </table:table-cell>
          <table:table-cell table:number-columns-repeated="1638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Koto</text:p>
          </table:table-cell>
          <table:table-cell table:number-columns-repeated="1638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Kalimba</text:p>
          </table:table-cell>
          <table:table-cell table:number-columns-repeated="1638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Bag Pipe</text:p>
          </table:table-cell>
          <table:table-cell table:number-columns-repeated="1638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ddle</text:p>
          </table:table-cell>
          <table:table-cell table:number-columns-repeated="1638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Shanai</text:p>
          </table:table-cell>
          <table:table-cell table:number-columns-repeated="1638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inkle Bell</text:p>
          </table:table-cell>
          <table:table-cell table:number-columns-repeated="1638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Agogo</text:p>
          </table:table-cell>
          <table:table-cell table:number-columns-repeated="1638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Steel Drum</text:p>
          </table:table-cell>
          <table:table-cell table:number-columns-repeated="1638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Woodblock</text:p>
          </table:table-cell>
          <table:table-cell table:number-columns-repeated="1638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aiko Drum</text:p>
          </table:table-cell>
          <table:table-cell table:number-columns-repeated="1638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elodic Tom</text:p>
          </table:table-cell>
          <table:table-cell table:number-columns-repeated="1638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Synth Drum</text:p>
          </table:table-cell>
          <table:table-cell table:number-columns-repeated="1638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Reverse Cymbal</text:p>
          </table:table-cell>
          <table:table-cell table:number-columns-repeated="1638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Guitar Fret Noise</text:p>
          </table:table-cell>
          <table:table-cell table:number-columns-repeated="1638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Breath Noise</text:p>
          </table:table-cell>
          <table:table-cell table:number-columns-repeated="1638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Seashore</text:p>
          </table:table-cell>
          <table:table-cell table:number-columns-repeated="1638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Bird Tweet</text:p>
          </table:table-cell>
          <table:table-cell table:number-columns-repeated="1638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elephone Ring</text:p>
          </table:table-cell>
          <table:table-cell table:number-columns-repeated="1638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table:number-columns-repeated="1638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Applause</text:p>
          </table:table-cell>
          <table:table-cell table:number-columns-repeated="16382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6" office:value-type="string" calcext:value-type="string">
            <text:p>Gunshot</text:p>
          </table:table-cell>
          <table:table-cell table:number-columns-repeated="16382"/>
        </table:table-row>
        <table:table-row table:style-name="ro2" table:number-rows-repeated="3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SanL-Regu" svg:font-family="NimbusSanL-Regu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20:21:21.996000000</meta:creation-date>
    <dc:date>2023-08-07T23:35:04.076000000</dc:date>
    <meta:editing-duration>PT3H13M43S</meta:editing-duration>
    <meta:editing-cycles>1</meta:editing-cycles>
    <meta:document-statistic meta:table-count="1" meta:cell-count="384" meta:object-count="0"/>
    <meta:generator>LibreOffice/7.4.3.2$Windows_X86_64 LibreOffice_project/1048a8393ae2eeec98dff31b5c133c5f1d08b890</meta:generator>
  </office:meta>
</office:document-meta>
</file>